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4.101cm"/>
    </style:style>
    <style:style style:name="gr6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vertical-align="middle" draw:auto-grow-height="false" fo:min-height="6.75cm" fo:min-width="6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cm" svg:y1="15.8cm" svg:x2="6.1cm" svg:y2="15.8cm">
          <text:p/>
        </draw:line>
        <draw:frame draw:style-name="gr5" draw:text-style-name="P2" draw:layer="layout" svg:width="4.9cm" svg:height="4.351cm" svg:x="0.4cm" svg:y="14.149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6" draw:text-style-name="P1" draw:layer="layout" svg:x1="2.6cm" svg:y1="15.8cm" svg:x2="3.2cm" svg:y2="15.8cm">
          <text:p/>
        </draw:line>
        <draw:custom-shape draw:style-name="gr7" draw:text-style-name="P1" draw:layer="layout" svg:width="7cm" svg:height="7cm" svg:x="5cm" svg:y="12.4cm">
          <text:p/>
          <draw:enhanced-geometry draw:glue-point-type="segments" draw:type="mso-spt100" draw:modifiers="89.9913411245161 -89.92169146628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8:04:14.384019337</dc:date>
    <dc:creator>rete </dc:creator>
    <meta:editing-duration>PT2H10M17S</meta:editing-duration>
    <meta:editing-cycles>10</meta:editing-cycles>
    <meta:generator>LibreOffice/4.3.3.2$Linux_x86 LibreOffice_project/430m0$Build-2</meta:generator>
    <meta:document-statistic meta:object-count="86"/>
  </office:meta>
</office:document-meta>
</file>